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203cm" style:rel-column-width="20057*"/>
    </style:style>
    <style:style style:name="Table1.B" style:family="table-column">
      <style:table-column-properties style:column-width="3.997cm" style:rel-column-width="15410*"/>
    </style:style>
    <style:style style:name="Table1.C" style:family="table-column">
      <style:table-column-properties style:column-width="3.147cm" style:rel-column-width="12128*"/>
    </style:style>
    <style:style style:name="Table1.D" style:family="table-column">
      <style:table-column-properties style:column-width="4.653cm" style:rel-column-width="17940*"/>
    </style:style>
    <style:style style:name="Table1.A1" style:family="table-cell">
      <style:table-cell-properties fo:padding="0.097cm" fo:border-left="0.5pt solid #ffffff" fo:border-right="none" fo:border-top="0.5pt solid #ffffff" fo:border-bottom="0.5pt solid #ffffff"/>
    </style:style>
    <style:style style:name="Table1.D1" style:family="table-cell">
      <style:table-cell-properties fo:padding="0.097cm" fo:border="0.5pt solid #ffffff"/>
    </style:style>
    <style:style style:name="Table1.2" style:family="table-row">
      <style:table-row-properties style:min-row-height="5.413cm"/>
    </style:style>
    <style:style style:name="Table1.A2" style:family="table-cell">
      <style:table-cell-properties fo:padding="0.097cm" fo:border-left="0.5pt solid #ffffff" fo:border-right="none" fo:border-top="none" fo:border-bottom="0.5pt solid #ffffff"/>
    </style:style>
    <style:style style:name="Table1.D2" style:family="table-cell">
      <style:table-cell-properties fo:padding="0.097cm" fo:border-left="0.5pt solid #ffffff" fo:border-right="0.5pt solid #ffffff" fo:border-top="none" fo:border-bottom="0.5pt solid #ffffff"/>
    </style:style>
    <style:style style:name="Table1.A3" style:family="table-cell">
      <style:table-cell-properties fo:background-color="#ffffff" fo:padding="0.097cm" fo:border-left="0.5pt solid #ffffff" fo:border-right="none" fo:border-top="none" fo:border-bottom="0.5pt solid #ffffff">
        <style:background-image/>
      </style:table-cell-properties>
    </style:style>
    <style:style style:name="Table1.D3" style:family="table-cell">
      <style:table-cell-properties fo:background-color="#ffffff" fo:padding="0.097cm" fo:border-left="0.5pt solid #ffffff" fo:border-right="0.5pt solid #ffffff" fo:border-top="none" fo:border-bottom="0.5pt solid #ffffff">
        <style:background-image/>
      </style:table-cell-properties>
    </style:style>
    <style:style style:name="Table1.6" style:family="table-row">
      <style:table-row-properties style:min-row-height="3.223cm"/>
    </style:style>
    <style:style style:name="P1" style:family="paragraph" style:parent-style-name="Standard">
      <style:text-properties officeooo:paragraph-rsid="0008a41c"/>
    </style:style>
    <style:style style:name="P2" style:family="paragraph" style:parent-style-name="Standard">
      <style:text-properties officeooo:rsid="000c1514" officeooo:paragraph-rsid="000c1514"/>
    </style:style>
    <style:style style:name="P3" style:family="paragraph" style:parent-style-name="Table_20_Contents">
      <style:text-properties officeooo:rsid="000c1514" officeooo:paragraph-rsid="000c1514"/>
    </style:style>
    <style:style style:name="P4" style:family="paragraph" style:parent-style-name="Table_20_Contents">
      <style:text-properties style:text-underline-style="solid" style:text-underline-width="auto" style:text-underline-color="font-color" officeooo:rsid="000c1514" officeooo:paragraph-rsid="000c1514"/>
    </style:style>
    <style:style style:name="P5" style:family="paragraph" style:parent-style-name="Table_20_Contents">
      <style:text-properties style:text-underline-style="none" officeooo:rsid="000c1514" officeooo:paragraph-rsid="000c1514"/>
    </style:style>
    <style:style style:name="P6" style:family="paragraph" style:parent-style-name="Table_20_Contents">
      <style:text-properties style:text-underline-style="solid" style:text-underline-width="auto" style:text-underline-color="font-color" officeooo:rsid="000c1514" officeooo:paragraph-rsid="000dd80d"/>
    </style:style>
    <style:style style:name="P7" style:family="paragraph" style:parent-style-name="Table_20_Contents">
      <style:text-properties fo:font-style="normal" style:text-underline-style="none" officeooo:rsid="000dd80d" officeooo:paragraph-rsid="000dd80d" style:font-style-asian="normal" style:font-style-complex="normal"/>
    </style:style>
    <style:style style:name="P8" style:family="paragraph" style:parent-style-name="Table_20_Contents">
      <style:text-properties fo:font-style="normal" style:text-underline-style="solid" style:text-underline-width="auto" style:text-underline-color="font-color" officeooo:rsid="000dd80d" officeooo:paragraph-rsid="000dd80d" style:font-style-asian="normal" style:font-style-complex="normal"/>
    </style:style>
    <style:style style:name="P9" style:family="paragraph" style:parent-style-name="Table_20_Contents">
      <style:text-properties style:text-underline-style="none" officeooo:rsid="000dd80d" officeooo:paragraph-rsid="000dd80d"/>
    </style:style>
    <style:style style:name="P10" style:family="paragraph" style:parent-style-name="Table_20_Contents">
      <style:text-properties style:text-underline-style="solid" style:text-underline-width="auto" style:text-underline-color="font-color" officeooo:rsid="000dd80d" officeooo:paragraph-rsid="000dd80d"/>
    </style:style>
    <style:style style:name="P11" style:family="paragraph" style:parent-style-name="Table_20_Contents" style:list-style-name="L1">
      <style:text-properties officeooo:rsid="000c1514" officeooo:paragraph-rsid="000c1514"/>
    </style:style>
    <style:style style:name="P12" style:family="paragraph" style:parent-style-name="Table_20_Contents" style:list-style-name="L1">
      <style:text-properties officeooo:rsid="000dd80d" officeooo:paragraph-rsid="000f633e"/>
    </style:style>
    <style:style style:name="P13" style:family="paragraph" style:parent-style-name="Table_20_Contents" style:list-style-name="L1">
      <style:text-properties officeooo:rsid="000f633e" officeooo:paragraph-rsid="000f633e"/>
    </style:style>
    <style:style style:name="P14" style:family="paragraph" style:parent-style-name="Table_20_Contents">
      <style:text-properties officeooo:rsid="000f633e" officeooo:paragraph-rsid="000f633e"/>
    </style:style>
    <style:style style:name="P15" style:family="paragraph" style:parent-style-name="Table_20_Contents">
      <style:text-properties style:text-underline-style="solid" style:text-underline-width="auto" style:text-underline-color="font-color" officeooo:rsid="000f633e" officeooo:paragraph-rsid="000f633e"/>
    </style:style>
    <style:style style:name="P16" style:family="paragraph" style:parent-style-name="Table_20_Contents">
      <style:text-properties style:text-underline-style="none" officeooo:rsid="000f633e" officeooo:paragraph-rsid="000f633e"/>
    </style:style>
    <style:style style:name="P17" style:family="paragraph" style:parent-style-name="Table_20_Contents">
      <style:text-properties style:text-underline-style="none" officeooo:rsid="000f7c33" officeooo:paragraph-rsid="000f7c33"/>
    </style:style>
    <style:style style:name="P18" style:family="paragraph" style:parent-style-name="Table_20_Contents">
      <style:text-properties style:text-underline-style="solid" style:text-underline-width="auto" style:text-underline-color="font-color" officeooo:rsid="000f7c33" officeooo:paragraph-rsid="000f7c33"/>
    </style:style>
    <style:style style:name="P19" style:family="paragraph" style:parent-style-name="Table_20_Contents">
      <style:text-properties officeooo:rsid="000f7c33" officeooo:paragraph-rsid="000f7c33"/>
    </style:style>
    <style:style style:name="P20" style:family="paragraph" style:parent-style-name="Table_20_Contents" style:list-style-name="L2">
      <style:text-properties officeooo:rsid="000f7c33" officeooo:paragraph-rsid="000f7c33"/>
    </style:style>
    <style:style style:name="P21" style:family="paragraph" style:parent-style-name="Table_20_Contents">
      <style:text-properties officeooo:rsid="00114a88" officeooo:paragraph-rsid="00114a88"/>
    </style:style>
    <style:style style:name="P22" style:family="paragraph" style:parent-style-name="Table_20_Contents">
      <style:text-properties fo:color="#c9211e" loext:opacity="100%" officeooo:rsid="00114a88" officeooo:paragraph-rsid="00114a88"/>
    </style:style>
    <style:style style:name="P23" style:family="paragraph" style:parent-style-name="Table_20_Contents">
      <style:text-properties fo:color="#ffffff" loext:opacity="100%" style:text-underline-style="none" officeooo:rsid="00114a88" officeooo:paragraph-rsid="00114a88"/>
    </style:style>
    <style:style style:name="P24" style:family="paragraph" style:parent-style-name="Table_20_Contents">
      <style:text-properties fo:color="#ffffff" loext:opacity="100%" style:text-underline-style="solid" style:text-underline-width="auto" style:text-underline-color="font-color" officeooo:rsid="00114a88" officeooo:paragraph-rsid="00114a88"/>
    </style:style>
    <style:style style:name="P25" style:family="paragraph" style:parent-style-name="Standard">
      <style:text-properties officeooo:rsid="0015e29b" officeooo:paragraph-rsid="0015e29b"/>
    </style:style>
    <style:style style:name="P26" style:family="paragraph" style:parent-style-name="Standard">
      <style:text-properties officeooo:rsid="001ce062" officeooo:paragraph-rsid="001ce062"/>
    </style:style>
    <style:style style:name="P27" style:family="paragraph" style:parent-style-name="Standard">
      <style:text-properties fo:color="#ff0000" loext:opacity="100%" style:font-name="Impact" officeooo:rsid="0015e29b" officeooo:paragraph-rsid="0015e29b"/>
    </style:style>
    <style:style style:name="P28" style:family="paragraph" style:parent-style-name="Standard">
      <style:text-properties officeooo:rsid="0017863c" officeooo:paragraph-rsid="0017863c"/>
    </style:style>
    <style:style style:name="P29" style:family="paragraph" style:parent-style-name="Standard">
      <style:text-properties officeooo:rsid="0019dd7c" officeooo:paragraph-rsid="0019dd7c"/>
    </style:style>
    <style:style style:name="T1" style:family="text">
      <style:text-properties style:text-underline-style="solid" style:text-underline-width="auto" style:text-underline-color="font-color"/>
    </style:style>
    <style:style style:name="T2" style:family="text">
      <style:text-properties officeooo:rsid="000f633e"/>
    </style:style>
    <style:style style:name="T3" style:family="text">
      <style:text-properties officeooo:rsid="000f7c33"/>
    </style:style>
    <style:style style:name="T4" style:family="text">
      <style:text-properties fo:color="#ff0000" loext:opacity="100%" style:font-name="Impact" fo:font-weight="normal" style:font-weight-asian="normal" style:font-weight-complex="normal"/>
    </style:style>
    <style:style style:name="T5" style:family="text">
      <style:text-properties officeooo:rsid="0017863c"/>
    </style:style>
    <style:style style:name="T6" style:family="text">
      <style:text-properties officeooo:rsid="001e802d"/>
    </style:style>
    <style:style style:name="T7" style:family="text">
      <style:text-properties officeooo:rsid="001862f7"/>
    </style:style>
    <style:style style:name="T8" style:family="text">
      <style:text-properties officeooo:rsid="0019dd7c"/>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In preparation for developing a proposal for the digital solution, you have been asked to carry out research. Your research should consider how digital solutions are used to meet the needs of different users within the tourism and leisure sector, including:</text:p>
      <text:p text:style-name="P1"/>
      <text:p text:style-name="P1"><text:s/>• how hardware and software are used within the context of the industry </text:p>
      <text:p text:style-name="P1">• newly emerging technologies </text:p>
      <text:p text:style-name="P1">• how digital solutions could be used to meet different user needs </text:p>
      <text:p text:style-name="P1">• the industry-specific guidelines and regulations you will need to follow </text:p>
      <text:p text:style-name="P1"/>
      <text:p text:style-name="P1">Produce a detailed proposal for a digital solution that you would develop to meet the needs of:</text:p>
      <text:p text:style-name="P1"><text:s/>• the client (Riget Zoo Adventures)</text:p>
      <text:p text:style-name="P1"/>
      <text:p text:style-name="P1"><text:s/>• existing and potential users. Your proposal should provide a rationale for the solution you are proposing and include: </text:p>
      <text:p text:style-name="P1"/>
      <text:p text:style-name="P1"><text:tab/>• the business context </text:p>
      <text:p text:style-name="P1"/>
      <text:p text:style-name="P1"><text:tab/>• the functional and non-functional requirements of the solution </text:p>
      <text:p text:style-name="P1"/>
      <text:p text:style-name="P1"><text:tab/>• decomposition of the problems that will need to be solved to implement the functional and <text:tab/>non-functional requirements </text:p>
      <text:p text:style-name="P1"/>
      <text:p text:style-name="P1"><text:tab/> • the key performance indicators (KPIs) and user acceptance criteria for the proposed <text:tab/>solution</text:p>
      <text:p text:style-name="P1"/>
      <text:p text:style-name="P1"><text:tab/> • a description of the proposed solution </text:p>
      <text:p text:style-name="P1"/>
      <text:p text:style-name="P1">Produce a set of design documents for the digital solution you are proposing. The design documentation must include: </text:p>
      <text:p text:style-name="P1">• visual/interface designs </text:p>
      <text:p text:style-name="P1">• data requirements </text:p>
      <text:p text:style-name="P1">• a selection of algorithm designs </text:p>
      <text:p text:style-name="P1">• a test strategy. Your proposed solution must be of sufficient scope and complexity to demonstrate your ability to implement code in at least two appropriate languages to implement front-end and back-end processes. Your design documents should provide sufficient detail to:</text:p>
      <text:p text:style-name="P1"/>
      <text:p text:style-name="P1"><text:s/><text:tab/>• effectively communicate the intended solution to both technical and non-<text:tab/>technical stakeholders • allow the client to make informed decisions </text:p>
      <text:p text:style-name="P1"/>
      <text:p text:style-name="P1"><text:tab/>• allow a third-party developer to use the design documents to create the proposed solution. <text:tab/>Your test strategy does not need to detail specific tests for every part of the solution. <text:tab/>However, it should provide a selection of tests relevant to your proposed solution <text:tab/>that shows: </text:p>
      <text:p text:style-name="P1"/>
      <text:p text:style-name="P1"><text:tab/>• the order in which you intend to test all components of the solution </text:p>
      <text:p text:style-name="P1"/>
      <text:p text:style-name="P1"><text:tab/>• the types of tests to be carried out for each component. Your algorithm designs do not need <text:tab/>to show the whole solution but should show how you would solve a number of different key <text:tab/>problems. You should limit your algorithm designs to a maximum of five complex problems </text:p>
      <text:p text:style-name="P1"><text:soft-page-break/></text:p>
      <text:p text:style-name="P2">Empathy map is the user problems </text:p>
      <text:p text:style-name="P2"/>
      <text:p text:style-name="P2"/>
      <text:p text:style-name="P2">User stori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AS a user</text:p>
          </table:table-cell>
          <table:table-cell table:style-name="Table1.A1" office:value-type="string">
            <text:p text:style-name="P3">I want to</text:p>
          </table:table-cell>
          <table:table-cell table:style-name="Table1.A1" office:value-type="string">
            <text:p text:style-name="P3">So that</text:p>
          </table:table-cell>
          <table:table-cell table:style-name="Table1.D1" office:value-type="string">
            <text:p text:style-name="P3">UAC</text:p>
          </table:table-cell>
        </table:table-row>
        <table:table-row table:style-name="Table1.2">
          <table:table-cell table:style-name="Table1.A2" office:value-type="string">
            <text:p text:style-name="P3">Education reason planning a trip</text:p>
          </table:table-cell>
          <table:table-cell table:style-name="Table1.A2" office:value-type="string">
            <text:p text:style-name="P3">See a risk assessment</text:p>
            <text:p text:style-name="P4"><text:s text:c="35"/></text:p>
            <text:p text:style-name="P3">See ticket prices/availability</text:p>
            <text:p text:style-name="P5"><text:s/><text:span text:style-name="T1"><text:s text:c="35"/></text:span><text:span text:style-name="T1"/></text:p>
            <text:p text:style-name="P5">Menu</text:p>
            <text:p text:style-name="P6"><text:s text:c="36"/></text:p>
            <text:p text:style-name="P7">ticket management</text:p>
            <text:p text:style-name="P8"><text:s text:c="35"/></text:p>
            <text:p text:style-name="P7"/>
          </table:table-cell>
          <table:table-cell table:style-name="Table1.A2" office:value-type="string">
            <text:p text:style-name="P3">I can assess</text:p>
            <text:p text:style-name="P4"><text:s text:c="24"/></text:p>
            <text:p text:style-name="P3">So I can budget/book</text:p>
            <text:p text:style-name="P4"><text:s text:c="27"/></text:p>
            <text:p text:style-name="P9">cheek any dietetic arrangement</text:p>
            <text:p text:style-name="P10"><text:s text:c="28"/></text:p>
            <text:p text:style-name="P9">if any kids drop out/more kids apply</text:p>
          </table:table-cell>
          <table:table-cell table:style-name="Table1.D2" office:value-type="string">
            <text:list text:style-name="L1">
              <text:list-item>
                <text:p text:style-name="P11">Information page about the park</text:p>
              </text:list-item>
              <text:list-item>
                <text:p text:style-name="P11">Downloadable risk assessment</text:p>
              </text:list-item>
              <text:list-item>
                <text:p text:style-name="P11">quick availability cheekier</text:p>
              </text:list-item>
              <text:list-item>
                <text:p text:style-name="P11">quick way to book</text:p>
              </text:list-item>
              <text:list-item>
                <text:p text:style-name="P12">all <text:span text:style-name="T2">allergies</text:span></text:p>
              </text:list-item>
              <text:list-item>
                <text:p text:style-name="P13">cards</text:p>
              </text:list-item>
              <text:list-item>
                <text:p text:style-name="P13">adjustable ticket numbers</text:p>
              </text:list-item>
            </text:list>
          </table:table-cell>
        </table:table-row>
        <table:table-row>
          <table:table-cell table:style-name="Table1.A3" office:value-type="string">
            <text:p text:style-name="P14"/>
          </table:table-cell>
          <table:table-cell table:style-name="Table1.A3" office:value-type="string">
            <text:p text:style-name="P3"/>
          </table:table-cell>
          <table:table-cell table:style-name="Table1.A3" office:value-type="string">
            <text:p text:style-name="P3"/>
          </table:table-cell>
          <table:table-cell table:style-name="Table1.D3" office:value-type="string">
            <text:p text:style-name="P3"/>
          </table:table-cell>
        </table:table-row>
        <table:table-row>
          <table:table-cell table:style-name="Table1.A2" office:value-type="string">
            <text:p text:style-name="P14">customer</text:p>
          </table:table-cell>
          <table:table-cell table:style-name="Table1.A2" office:value-type="string">
            <text:p text:style-name="P14">Buy ticket/<text:span text:style-name="T3">ticket</text:span> <text:span text:style-name="T3">price</text:span></text:p>
            <text:p text:style-name="P15"><text:s text:c="36"/></text:p>
            <text:p text:style-name="P16">check availability</text:p>
            <text:p text:style-name="P15"><text:s text:c="35"/></text:p>
            <text:p text:style-name="P17">Menu appearances</text:p>
            <text:p text:style-name="P18"><text:s text:c="35"/></text:p>
            <text:p text:style-name="P17"><text:s/>Parking info</text:p>
            <text:p text:style-name="P18"><text:s text:c="36"/></text:p>
            <text:p text:style-name="P17">Park info </text:p>
            <text:p text:style-name="P18"/>
          </table:table-cell>
          <table:table-cell table:style-name="Table1.A2" office:value-type="string">
            <text:p text:style-name="P19">I can get in the park</text:p>
            <text:p text:style-name="P18"><text:s text:c="28"/></text:p>
            <text:p text:style-name="P17">If there any ticket left</text:p>
            <text:p text:style-name="P18"><text:s text:c="27"/></text:p>
            <text:p text:style-name="P17">If there any parking/parking fees</text:p>
            <text:p text:style-name="P18"><text:s text:c="28"/></text:p>
            <text:p text:style-name="P17"><text:s/>if there is activity for the family</text:p>
          </table:table-cell>
          <table:table-cell table:style-name="Table1.D2" office:value-type="string">
            <text:list text:style-name="L2">
              <text:list-item>
                <text:p text:style-name="P20">Information page about the park</text:p>
              </text:list-item>
              <text:list-item>
                <text:p text:style-name="P20">Ticket prices</text:p>
              </text:list-item>
              <text:list-item>
                <text:p text:style-name="P20">availability of ticket and deals on them</text:p>
              </text:list-item>
              <text:list-item>
                <text:p text:style-name="P20">amount of parking</text:p>
              </text:list-item>
              <text:list-item>
                <text:p text:style-name="P20">availability of parking</text:p>
              </text:list-item>
              <text:list-item>
                <text:p text:style-name="P20"/>
              </text:list-item>
            </text:list>
          </table:table-cell>
        </table:table-row>
        <table:table-row>
          <table:table-cell table:style-name="Table1.A3" office:value-type="string">
            <text:p text:style-name="P14"/>
          </table:table-cell>
          <table:table-cell table:style-name="Table1.A3" office:value-type="string">
            <text:p text:style-name="P14"/>
          </table:table-cell>
          <table:table-cell table:style-name="Table1.A3" office:value-type="string">
            <text:p text:style-name="P19"/>
          </table:table-cell>
          <table:table-cell table:style-name="Table1.D3" office:value-type="string">
            <text:list text:continue-numbering="true" text:style-name="L2">
              <text:list-header>
                <text:p text:style-name="P20"/>
              </text:list-header>
            </text:list>
          </table:table-cell>
        </table:table-row>
        <table:table-row table:style-name="Table1.6">
          <table:table-cell table:style-name="Table1.A2" office:value-type="string">
            <text:p text:style-name="P21">management</text:p>
          </table:table-cell>
          <table:table-cell table:style-name="Table1.A2" office:value-type="string">
            <text:p text:style-name="P21">See sales data </text:p>
            <text:p text:style-name="P22">over different periods of time/break it apart</text:p>
            <text:p text:style-name="P23">total bookings</text:p>
            <text:p text:style-name="P24"><text:s text:c="35"/></text:p>
            <text:p text:style-name="P23"><text:s/>Registration </text:p>
            <text:p text:style-name="P24"><text:s text:c="36"/></text:p>
            <text:p text:style-name="P23">hotel booking</text:p>
          </table:table-cell>
          <table:table-cell table:style-name="Table1.A2" office:value-type="string">
            <text:p text:style-name="P21">See income in different time scale</text:p>
          </table:table-cell>
          <table:table-cell table:style-name="Table1.D2" office:value-type="string">
            <text:list text:continue-numbering="true" text:style-name="L2">
              <text:list-header>
                <text:p text:style-name="P20"/>
              </text:list-header>
            </text:list>
          </table:table-cell>
        </table:table-row>
      </table:table>
      <text:p text:style-name="P2"/>
      <text:p text:style-name="P25">User stories </text:p>
      <text:p text:style-name="P25">It is to create a story which explore the thing that they want to do, why they want to do it and the Acceptance Criteria they will need</text:p>
      <text:p text:style-name="P25"/>
      <text:p text:style-name="P25">Law and Guidance &amp; Legislations </text:p>
      <text:p text:style-name="P25">Explore what Laws and guidances that the biz needs</text:p>
      <text:p text:style-name="P25">What is the <text:span text:style-name="T4">impact</text:span> on your project &amp; the adjustment/mitigation</text:p>
      <text:p text:style-name="P26">Allowed AI -Ask what law are relevant to the project</text:p>
      <text:p text:style-name="P25"><text:soft-page-break/></text:p>
      <text:p text:style-name="P25">Alternative systems</text:p>
      <text:p text:style-name="P25"/>
      <text:p text:style-name="P25">Look at/research other system that are available for the same thing</text:p>
      <text:p text:style-name="P25"/>
      <text:p text:style-name="P25">If I’m struggling look at excel as an option but it doesn’t go with everything, I need to add screen shoots</text:p>
      <text:p text:style-name="P25"/>
      <text:p text:style-name="P25">Risks</text:p>
      <text:p text:style-name="P25">Start with sec risk and then what other risk can happen another one is if the client keep changing there mind (using sprints for dev to keep in reg or constant talks if they change there mind)</text:p>
      <text:p text:style-name="P25">The mitigations in the main reasons </text:p>
      <text:p text:style-name="P25"/>
      <text:p text:style-name="P25">Decomposition </text:p>
      <text:p text:style-name="P25"/>
      <text:p text:style-name="P27">Must be a diagram <text:span text:style-name="T5">with a discussion-</text:span><text:span text:style-name="T6">check the book</text:span></text:p>
      <text:p text:style-name="P27"/>
      <text:p text:style-name="P28">Looki<text:span text:style-name="T7">ng</text:span> in the book</text:p>
      <text:p text:style-name="P28"/>
      <text:p text:style-name="P28">UAC</text:p>
      <text:p text:style-name="P28"/>
      <text:p text:style-name="P28">they are in our user stories</text:p>
      <text:p text:style-name="P28"/>
      <text:p text:style-name="P28">e.g.</text:p>
      <text:p text:style-name="P28">Clear nav<text:span text:style-name="T7">igation bar</text:span> bar</text:p>
      <text:p text:style-name="P28"/>
      <text:p text:style-name="P28">functional and non-functional</text:p>
      <text:p text:style-name="P28"/>
      <text:p text:style-name="P28">functional</text:p>
      <text:p text:style-name="P28">Allows user to register</text:p>
      <text:p text:style-name="P28">Once logged in direct users straight </text:p>
      <text:p text:style-name="P28"/>
      <text:p text:style-name="P28">non-functional</text:p>
      <text:p text:style-name="P28">store password in sh256</text:p>
      <text:p text:style-name="P28">quite loading pages(2-5 seconds)</text:p>
      <text:p text:style-name="P28">efficient file design </text:p>
      <text:p text:style-name="P28"/>
      <text:p text:style-name="P28">they should be numbered/<text:span text:style-name="T8">bullet point (fr1/nfr9) list</text:span> for better referencing</text:p>
      <text:p text:style-name="P28"/>
      <text:p text:style-name="P29">KPI</text:p>
      <text:p text:style-name="P29"/>
      <text:p text:style-name="P29">stuff that help indicate success</text:p>
      <text:p text:style-name="P29"/>
      <text:p text:style-name="P29">improved trust pilot</text:p>
      <text:p text:style-name="P29"/>
      <text:p text:style-name="P29"/>
      <text:p text:style-name="P29">Description of the proposed solution</text:p>
      <text:p text:style-name="P29"/>
      <text:p text:style-name="P29">little bullet point and explain it</text:p>
      <text:p text:style-name="P29"/>
      <text:p text:style-name="P29">Tips</text:p>
      <text:p text:style-name="P29">Please Justify everyth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8T10:36:04.365695700</meta:creation-date>
    <dc:date>2026-01-08T12:24:47.752349700</dc:date>
    <meta:editing-duration>PT3H24M51S</meta:editing-duration>
    <meta:editing-cycles>7</meta:editing-cycles>
    <meta:generator>LibreOffice/25.8.3.2$Windows_X86_64 LibreOffice_project/8ca8d55c161d602844f5428fa4b58097424e324e</meta:generator>
    <meta:document-statistic meta:table-count="1" meta:image-count="0" meta:object-count="0" meta:page-count="3" meta:paragraph-count="118" meta:word-count="765" meta:character-count="5107" meta:non-whitespace-character-count="3887"/>
  </office:meta>
</office:document-meta>
</file>